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7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 fo:wrap-option="wrap" style:vertical-align="top"/>
    </style:style>
    <style:style style:name="ce6" style:family="table-cell" style:parent-style-name="Default">
      <style:table-cell-properties fo:background-color="#ccff00" fo:wrap-option="wrap"/>
    </style:style>
    <style:style style:name="ce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00" style:vertical-align="top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7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</table:table>
      <table:table table:name="Sheet1_2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8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table:style-name="ce5"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table:style-name="ce5"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11">
          <table:table-cell table:number-columns-repeated="3"/>
          <table:table-cell table:style-name="ce5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table:style-name="ce5"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9">
          <table:table-cell table:number-columns-repeated="3"/>
          <table:table-cell table:style-name="ce2" office:value-type="string" calcext:value-type="string">
            <text:p>BUGS: Return Fire. Still fires after hunkering down and when hunkering down. Does this because of event order.</text:p>
          </table:table-cell>
          <table:table-cell table:style-name="ce2"/>
          <table:table-cell table:style-name="ce2" office:value-type="string" calcext:value-type="string">
            <text:p>GTS tactic: if the unit is hit, gains an extra move next turn.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TODO: WeaponUpgradeMissDamage on shots?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table:style-name="ce2"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table:style-name="ce2"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table:style-name="ce2"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 table:number-columns-repeated="3"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</table:table>
      <table:table table:name="Sheet3" table:style-name="ta1">
        <table:shapes>
          <draw:frame draw:z-index="0" draw:style-name="gr1" draw:text-style-name="P1" svg:width="168.36mm" svg:height="95.9mm" svg:x="290.44mm" svg:y="7.96mm">
            <loext:p draw:notify-on-update-of-ranges="Sheet3.C6:Sheet3.C6 Sheet3.C7:Sheet3.C36 Sheet3.D6:Sheet3.D6 Sheet3.D7:Sheet3.D36 Sheet3.E6:Sheet3.E6 Sheet3.E7:Sheet3.E36 Sheet3.F6:Sheet3.F6 Sheet3.F7:Sheet3.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6.68mm" svg:height="92.18mm" svg:x="292.68mm" svg:y="107.83mm">
            <loext:p draw:notify-on-update-of-ranges="Sheet3.I6:Sheet3.I6 Sheet3.I7:Sheet3.I36 Sheet3.J6:Sheet3.J6 Sheet3.J7:Sheet3.J36 Sheet3.K6:Sheet3.K6 Sheet3.K7:Sheet3.K36 Sheet3.F6:Sheet3.F6 Sheet3.F7:Sheet3.F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9" table:default-cell-style-name="Default"/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Marksman</text:p>
          </table:table-cell>
          <table:table-cell table:number-columns-repeated="5"/>
          <table:table-cell table:style-name="ce10" office:value-type="string" calcext:value-type="string">
            <text:p>Carbin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Conventional</text:p>
          </table:table-cell>
          <table:table-cell table:style-name="ce10" office:value-type="string" calcext:value-type="string">
            <text:p>Magnetic</text:p>
          </table:table-cell>
          <table:table-cell table:style-name="ce10" office:value-type="string" calcext:value-type="string">
            <text:p>Beam</text:p>
          </table:table-cell>
          <table:table-cell office:value-type="string" calcext:value-type="string">
            <text:p>Standard medium range (standard rifles)</text:p>
          </table:table-cell>
          <table:table-cell table:number-columns-repeated="2"/>
          <table:table-cell table:style-name="ce10" office:value-type="string" calcext:value-type="string">
            <text:p>Conventional</text:p>
          </table:table-cell>
          <table:table-cell table:style-name="ce10" office:value-type="string" calcext:value-type="string">
            <text:p>Magnetic</text:p>
          </table:table-cell>
          <table:table-cell table:style-name="ce10" office:value-type="string" calcext:value-type="string">
            <text:p>Beam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.00.0000</text:date>, <text:time style:data-style-name="N2" text:time-value="20:35:45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31T20:36:42.729000000</dc:date>
    <meta:editing-duration>P1DT23H44M26S</meta:editing-duration>
    <meta:editing-cycles>31</meta:editing-cycles>
    <meta:generator>LibreOffice/5.1.3.2$Windows_x86 LibreOffice_project/644e4637d1d8544fd9f56425bd6cec110e49301b</meta:generator>
    <meta:document-statistic meta:table-count="3" meta:cell-count="3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37cm" svg:height="9.591cm" xlink:href=".." xlink:type="simple" chart:class="chart:line" chart:style-name="ch1">
        <chart:title svg:x="5.08cm" svg:y="0.327cm" chart:style-name="ch2">
          <text:p>Marksman Rifle, accuracy profile</text:p>
        </chart:title>
        <chart:legend chart:legend-position="bottom" svg:x="3.262cm" svg:y="8.31cm" style:legend-expansion="wide" chart:style-name="ch3"/>
        <chart:plot-area chart:style-name="ch4" table:cell-range-address="Sheet3.C6:Sheet3.F36" chart:data-source-has-labels="row" svg:x="1.347cm" svg:y="1.323cm" svg:width="15.154cm" svg:height="5.815cm">
          <chartooo:coordinate-region svg:x="2.074cm" svg:y="1.522cm" svg:width="14.24cm" svg:height="5.417cm"/>
          <chart:axis chart:dimension="x" chart:name="primary-x" chart:style-name="ch5">
            <chart:title svg:x="7.927cm" svg:y="7.329cm" chart:style-name="ch6">
              <text:p>Range (tiles)</text:p>
            </chart:title>
          </chart:axis>
          <chart:axis chart:dimension="y" chart:name="primary-y" chart:style-name="ch5">
            <chart:title svg:x="0cm" svg:y="4.359cm" chart:style-name="ch7">
              <text:p>Accuracy</text:p>
            </chart:title>
            <chart:grid chart:style-name="ch8" chart:class="major"/>
          </chart:axis>
          <chart:series chart:style-name="ch9" chart:values-cell-range-address="Sheet3.C7:Sheet3.C36" chart:label-cell-address="Sheet3.C6:Sheet3.C6" chart:class="chart:line">
            <chart:data-point chart:repeated="30"/>
          </chart:series>
          <chart:series chart:style-name="ch10" chart:values-cell-range-address="Sheet3.D7:Sheet3.D36" chart:label-cell-address="Sheet3.D6:Sheet3.D6" chart:class="chart:line">
            <chart:data-point chart:repeated="30"/>
          </chart:series>
          <chart:series chart:style-name="ch11" chart:values-cell-range-address="Sheet3.E7:Sheet3.E36" chart:label-cell-address="Sheet3.E6:Sheet3.E6" chart:class="chart:line">
            <chart:data-point chart:repeated="30"/>
          </chart:series>
          <chart:series chart:style-name="ch12" chart:values-cell-range-address="Sheet3.F7:Sheet3.F36" chart:label-cell-address="Sheet3.F6:Sheet3.F6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tional</text:p>
                <draw:g>
                  <svg:desc>Sheet3.C6:Sheet3.C6</svg:desc>
                </draw:g>
              </table:table-cell>
              <table:table-cell office:value-type="string">
                <text:p>Magnetic</text:p>
                <draw:g>
                  <svg:desc>Sheet3.D6:Sheet3.D6</svg:desc>
                </draw:g>
              </table:table-cell>
              <table:table-cell office:value-type="string">
                <text:p>Beam</text:p>
                <draw:g>
                  <svg:desc>Sheet3.E6:Sheet3.E6</svg:desc>
                </draw:g>
              </table:table-cell>
              <table:table-cell office:value-type="string">
                <text:p>Standard medium range (standard rifles)</text:p>
                <draw:g>
                  <svg:desc>Sheet3.F6:Shee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7:Sheet3.C36</svg:desc>
                </draw:g>
              </table:table-cell>
              <table:table-cell office:value-type="float" office:value="0">
                <text:p>0</text:p>
                <draw:g>
                  <svg:desc>Sheet3.D7:Sheet3.D36</svg:desc>
                </draw:g>
              </table:table-cell>
              <table:table-cell office:value-type="float" office:value="0">
                <text:p>0</text:p>
                <draw:g>
                  <svg:desc>Sheet3.E7:Sheet3.E36</svg:desc>
                </draw:g>
              </table:table-cell>
              <table:table-cell office:value-type="float" office:value="0">
                <text:p>0</text:p>
                <draw:g>
                  <svg:desc>Sheet3.F7:Sheet3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666666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69cm" svg:height="9.219cm" xlink:href=".." xlink:type="simple" chart:class="chart:line" chart:column-mapping="1 2 3 0" chart:style-name="ch1">
        <chart:title svg:x="5.79cm" svg:y="0.32cm" chart:style-name="ch2">
          <text:p>Carbine, accuracy profile</text:p>
        </chart:title>
        <chart:legend chart:legend-position="bottom" svg:x="3.178cm" svg:y="7.938cm" style:legend-expansion="wide" chart:style-name="ch3"/>
        <chart:plot-area chart:style-name="ch4" table:cell-range-address="Sheet3.I6:Sheet3.K36 Sheet3.F6:Sheet3.F36" chart:data-source-has-labels="row" svg:x="1.344cm" svg:y="1.309cm" svg:width="14.992cm" svg:height="5.464cm">
          <chartooo:coordinate-region svg:x="2.071cm" svg:y="1.444cm" svg:width="14.078cm" svg:height="5.065cm"/>
          <chart:axis chart:dimension="x" chart:name="primary-x" chart:style-name="ch5">
            <chart:title svg:x="7.843cm" svg:y="6.957cm" chart:style-name="ch6">
              <text:p>Range (tiles)</text:p>
            </chart:title>
          </chart:axis>
          <chart:axis chart:dimension="y" chart:name="primary-y" chart:style-name="ch7">
            <chart:title svg:x="0cm" svg:y="4.582cm" chart:style-name="ch8">
              <text:p>Accuracy</text:p>
            </chart:title>
            <chart:grid chart:style-name="ch9" chart:class="major"/>
          </chart:axis>
          <chart:series chart:style-name="ch10" chart:values-cell-range-address="Sheet3.I7:Sheet3.I36" chart:label-cell-address="Sheet3.I6:Sheet3.I6" chart:class="chart:line">
            <chart:data-point chart:repeated="30"/>
          </chart:series>
          <chart:series chart:style-name="ch11" chart:values-cell-range-address="Sheet3.J7:Sheet3.J36" chart:label-cell-address="Sheet3.J6:Sheet3.J6" chart:class="chart:line">
            <chart:data-point chart:repeated="30"/>
          </chart:series>
          <chart:series chart:style-name="ch12" chart:values-cell-range-address="Sheet3.K7:Sheet3.K36" chart:label-cell-address="Sheet3.K6:Sheet3.K6" chart:class="chart:line">
            <chart:data-point chart:repeated="30"/>
          </chart:series>
          <chart:series chart:style-name="ch13" chart:values-cell-range-address="Sheet3.F7:Sheet3.F36" chart:label-cell-address="Sheet3.F6:Sheet3.F6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tional</text:p>
                <draw:g>
                  <svg:desc>Sheet3.I6:Sheet3.I6</svg:desc>
                </draw:g>
              </table:table-cell>
              <table:table-cell office:value-type="string">
                <text:p>Magnetic</text:p>
                <draw:g>
                  <svg:desc>Sheet3.J6:Sheet3.J6</svg:desc>
                </draw:g>
              </table:table-cell>
              <table:table-cell office:value-type="string">
                <text:p>Beam</text:p>
                <draw:g>
                  <svg:desc>Sheet3.K6:Sheet3.K6</svg:desc>
                </draw:g>
              </table:table-cell>
              <table:table-cell office:value-type="string">
                <text:p>Standard medium range (standard rifles)</text:p>
                <draw:g>
                  <svg:desc>Sheet3.F6:Shee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I7:Sheet3.I36</svg:desc>
                </draw:g>
              </table:table-cell>
              <table:table-cell office:value-type="float" office:value="0">
                <text:p>0</text:p>
                <draw:g>
                  <svg:desc>Sheet3.J7:Sheet3.J36</svg:desc>
                </draw:g>
              </table:table-cell>
              <table:table-cell office:value-type="float" office:value="0">
                <text:p>0</text:p>
                <draw:g>
                  <svg:desc>Sheet3.K7:Sheet3.K36</svg:desc>
                </draw:g>
              </table:table-cell>
              <table:table-cell office:value-type="float" office:value="0">
                <text:p>0</text:p>
                <draw:g>
                  <svg:desc>Sheet3.F7:Sheet3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">
                <text:p>-16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